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script-lb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13000000136756BE3B6A6AE7FF.png" manifest:media-type="image/png"/>
  <manifest:file-entry manifest:full-path="Pictures/10000200000000130000001363CF437795E454DC.png" manifest:media-type="image/png"/>
  <manifest:file-entry manifest:full-path="Pictures/100002000000001300000013466227598F4730AE.png" manifest:media-type="image/png"/>
  <manifest:file-entry manifest:full-path="Pictures/1000020000000013000000136B9CE0F0023AAB1B.png" manifest:media-type="image/png"/>
  <manifest:file-entry manifest:full-path="Pictures/1000020100000400000000EF82E47EEA739764FC.png" manifest:media-type="image/png"/>
  <manifest:file-entry manifest:full-path="Pictures/10000762000069D5000018B49D59DC8F79024894.wmf" manifest:media-type="image/x-w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.059cm" fo:margin-left="-0.145cm" table:align="left" style:writing-mode="lr-tb"/>
    </style:style>
    <style:style style:name="Tabelle1.A" style:family="table-column">
      <style:table-column-properties style:column-width="3.094cm"/>
    </style:style>
    <style:style style:name="Tabelle1.B" style:family="table-column">
      <style:table-column-properties style:column-width="4.279cm"/>
    </style:style>
    <style:style style:name="Tabelle1.C" style:family="table-column">
      <style:table-column-properties style:column-width="2.23cm"/>
    </style:style>
    <style:style style:name="Tabelle1.D" style:family="table-column">
      <style:table-column-properties style:column-width="0.277cm"/>
    </style:style>
    <style:style style:name="Tabelle1.E" style:family="table-column">
      <style:table-column-properties style:column-width="2.205cm"/>
    </style:style>
    <style:style style:name="Tabelle1.F" style:family="table-column">
      <style:table-column-properties style:column-width="2.484cm"/>
    </style:style>
    <style:style style:name="Tabelle1.G" style:family="table-column">
      <style:table-column-properties style:column-width="2.491cm"/>
    </style:style>
    <style:style style:name="Tabelle1.1" style:family="table-row">
      <style:table-row-properties style:min-row-height="0.933cm" fo:keep-together="auto"/>
    </style:style>
    <style:style style:name="Tabelle1.A1" style:family="table-cell">
      <style:table-cell-properties style:vertical-align="top" fo:padding-left="0.101cm" fo:padding-right="0.101cm" fo:padding-top="0cm" fo:padding-bottom="0cm" fo:border="none" style:writing-mode="lr-tb"/>
    </style:style>
    <style:style style:name="Tabelle1.3" style:family="table-row">
      <style:table-row-properties fo:keep-together="auto"/>
    </style:style>
    <style:style style:name="Tabelle1.4" style:family="table-row">
      <style:table-row-properties style:min-row-height="0.7cm" fo:keep-together="auto"/>
    </style:style>
    <style:style style:name="Tabelle1.A4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middle" fo:padding="0.101cm" fo:border="0.5pt solid #000000" style:writing-mode="lr-tb"/>
    </style:style>
    <style:style style:name="Tabelle1.A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le1.B5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le1.7" style:family="table-row">
      <style:table-row-properties style:min-row-height="0.199cm" fo:keep-together="auto"/>
    </style:style>
    <style:style style:name="Tabelle1.A7" style:family="table-cell">
      <style:table-cell-properties style:vertical-align="top"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elle1.A19" style:family="table-cell">
      <style:table-cell-properties style:vertical-align="middle" fo:padding="0.101cm" fo:border-left="none" fo:border-right="none" fo:border-top="0.5pt solid #000000" fo:border-bottom="none" style:writing-mode="lr-tb"/>
    </style:style>
    <style:style style:name="Tabelle1.A28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P1" style:family="paragraph" style:parent-style-name="AmtBereichKopf">
      <style:paragraph-properties fo:margin-top="0.459cm" fo:margin-bottom="0cm" loext:contextual-spacing="false"/>
    </style:style>
    <style:style style:name="P2" style:family="paragraph" style:parent-style-name="AbteilungKopf">
      <style:paragraph-properties fo:margin-left="-0.34cm" fo:margin-right="0cm" fo:text-indent="0cm" style:auto-text-indent="false"/>
    </style:style>
    <style:style style:name="P3" style:family="paragraph" style:parent-style-name="Standard">
      <style:text-properties fo:font-size="1pt" style:font-name-asian="Wingdings 3" style:font-size-asian="1pt" style:font-name-complex="Wingdings 3" style:font-size-complex="1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7pt" fo:font-weight="bold" style:font-size-asian="7pt" style:font-weight-asian="bold" style:font-size-complex="7pt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Standard">
      <style:text-properties style:font-size-complex="11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Standard">
      <style:text-properties fo:font-size="9pt" style:font-size-asian="9pt" style:font-size-complex="11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style:font-name="Century Gothic" style:font-name-complex="Century Gothic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 style:font-size-complex="11pt"/>
    </style:style>
    <style:style style:name="P15" style:family="paragraph" style:parent-style-name="OutputprofileTitle">
      <style:text-properties fo:font-size="1pt" style:font-size-asian="1pt"/>
    </style:style>
    <style:style style:name="P16" style:family="paragraph" style:parent-style-name="OutputprofileTitle">
      <loext:graphic-properties draw:fill="solid" draw:fill-color="#ffffff"/>
      <style:paragraph-properties fo:background-color="#ffffff"/>
    </style:style>
    <style:style style:name="P17" style:family="paragraph" style:parent-style-name="OutputprofileText">
      <loext:graphic-properties draw:fill="solid" draw:fill-color="#ffffff"/>
      <style:paragraph-properties fo:background-color="#ffffff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_31_pt">
      <style:paragraph-properties>
        <style:tab-stops>
          <style:tab-stop style:position="8.4cm" style:type="center"/>
          <style:tab-stop style:position="16.801cm" style:type="right"/>
        </style:tab-stops>
      </style:paragraph-properties>
    </style:style>
    <style:style style:name="P20" style:family="paragraph" style:parent-style-name="Standard">
      <style:paragraph-properties fo:margin-top="0.212cm" fo:margin-bottom="0cm" loext:contextual-spacing="false"/>
      <style:text-properties fo:font-size="9pt" style:font-size-asian="9pt" style:font-size-complex="11pt"/>
    </style:style>
    <style:style style:name="P21" style:family="paragraph" style:parent-style-name="Standard">
      <style:paragraph-properties fo:margin-top="0.212cm" fo:margin-bottom="0cm" loext:contextual-spacing="false"/>
      <style:text-properties style:font-size-complex="11pt"/>
    </style:style>
    <style:style style:name="P22" style:family="paragraph" style:parent-style-name="Geschaeftsnummer" style:master-page-name="Standard">
      <style:paragraph-properties style:page-number="auto"/>
    </style:style>
    <style:style style:name="P23" style:family="paragraph" style:parent-style-name="Standard">
      <style:text-properties officeooo:rsid="001de266" officeooo:paragraph-rsid="001de266" style:font-size-complex="11pt"/>
    </style:style>
    <style:style style:name="P24" style:family="paragraph" style:parent-style-name="Standard">
      <style:paragraph-properties fo:margin-top="0.212cm" fo:margin-bottom="0cm" loext:contextual-spacing="false"/>
      <style:text-properties style:font-size-complex="11pt"/>
    </style:style>
    <style:style style:name="T1" style:family="text">
      <style:text-properties style:font-name="Wingdings 3" style:font-name-asian="Wingdings 3" style:font-name-complex="Wingdings 3" style:font-size-complex="8pt"/>
    </style:style>
    <style:style style:name="T2" style:family="text">
      <style:text-properties style:font-name-asian="Wingdings 3" style:font-name-complex="Wingdings 3" style:font-size-complex="8pt"/>
    </style:style>
    <style:style style:name="T3" style:family="text">
      <style:text-properties fo:font-weight="bold" style:font-name-asian="Wingdings 3" style:font-weight-asian="bold" style:font-name-complex="Wingdings 3"/>
    </style:style>
    <style:style style:name="T4" style:family="text">
      <style:text-properties fo:font-weight="bold" style:font-weight-asian="bold" style:font-size-complex="11pt"/>
    </style:style>
    <style:style style:name="T5" style:family="text">
      <style:text-properties style:font-size-complex="11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name-asian="Arial" style:font-size-asian="9pt" style:font-size-complex="11pt"/>
    </style:style>
    <style:style style:name="T8" style:family="text">
      <style:text-properties style:font-name="Century Gothic" style:font-name-complex="Century Gothic" style:font-size-complex="11pt"/>
    </style:style>
    <style:style style:name="T9" style:family="text">
      <style:text-properties style:font-name="Century Gothic" style:font-name-asian="Century Gothic" style:font-name-complex="Century Gothic" style:font-size-complex="11pt"/>
    </style:style>
    <style:style style:name="T10" style:family="text">
      <style:text-properties style:font-name-asian="Arial" style:font-size-complex="11pt"/>
    </style:style>
    <style:style style:name="T11" style:family="text">
      <style:text-properties officeooo:rsid="001de266"/>
    </style:style>
    <style:style style:name="fr1" style:family="graphic" style:parent-style-name="Frame">
      <style:graphic-properties fo:margin-left="0.319cm" fo:margin-right="0.319cm" fo:margin-top="0cm" fo:margin-bottom="0cm" style:wrap="dynamic" style:number-wrapped-paragraphs="no-limit" style:vertical-pos="from-top" style:vertical-rel="paragraph" style:horizontal-pos="from-left" style:horizontal-rel="page" fo:background-color="#ffffff" draw:fill="solid" draw:fill-color="#ffffff" fo:padding="0.002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section text:style-name="Sect1" text:name="Bereich1"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 table:style-name="Tabelle1.1">
            <table:table-cell table:style-name="Tabelle1.A1" table:number-columns-spanned="7" office:value-type="string">
              <text:p text:style-name="P4"/>
              <text:p text:style-name="P4">Fragebogen Kundenzufriedenheit</text:p>
              <text:p text:style-name="P5"><text:tab/> <text:tab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1">
            <table:table-cell table:style-name="Tabelle1.A1" table:number-columns-spanned="7" office:value-type="string">
              <text:p text:style-name="Standard"><text:span text:style-name="T5">Wir sind sehr an Ihrer Meinung zum kollektiven Kurs </text:span><text:span text:style-name="T4">(KK)</text:span><text:span text:style-name="T5"> interessiert und bitten Sie, diesen zu beurteilen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3">
            <table:table-cell table:style-name="Tabelle1.A1" table:number-columns-spanned="7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A4" office:value-type="string">
              <text:p text:style-name="P8">Name</text:p>
            </table:table-cell>
            <table:table-cell table:style-name="Tabelle1.B4" table:number-columns-spanned="6" office:value-type="string">
              <text:p text:style-name="P23">[FIRST_NAME] [LAST_NAME]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A5" office:value-type="string">
              <text:p text:style-name="P8">Kurs</text:p>
            </table:table-cell>
            <table:table-cell table:style-name="Tabelle1.B5" table:number-columns-spanned="6" office:value-type="string">
              <text:p text:style-name="P23">Mentoring 50+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A5" office:value-type="string">
              <text:p text:style-name="P8">Dauer</text:p>
            </table:table-cell>
            <table:table-cell table:style-name="Tabelle1.A5" table:number-columns-spanned="3" office:value-type="string">
              <text:p text:style-name="P8">Von <text:span text:style-name="T11">[DISPOSAL_PERIOD_START]</text:span></text:p>
            </table:table-cell>
            <table:covered-table-cell/>
            <table:covered-table-cell/>
            <table:table-cell table:style-name="Tabelle1.B5" table:number-columns-spanned="3" office:value-type="string">
              <text:p text:style-name="P8">Bis <text:span text:style-name="T11">[DISPOSAL_PERIOD_END]</text:span></text:p>
            </table:table-cell>
            <table:covered-table-cell/>
            <table:covered-table-cell/>
          </table:table-row>
          <table:table-row table:style-name="Tabelle1.7">
            <table:table-cell table:style-name="Tabelle1.A7" table:number-columns-spanned="7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A4" table:number-columns-spanned="2" office:value-type="string">
              <text:p text:style-name="P9"/>
            </table:table-cell>
            <table:covered-table-cell/>
            <table:table-cell table:style-name="Tabelle1.A4" office:value-type="string">
              <text:p text:style-name="P12"><text:span text:style-name="T9"><text:s/></text:span><text:span text:style-name="T8"><draw:frame draw:style-name="fr2" draw:name="Bild1" text:anchor-type="as-char" svg:width="0.504cm" svg:height="0.504cm" draw:z-index="2"><draw:image xlink:href="Pictures/1000020000000013000000136B9CE0F0023AAB1B.png" xlink:type="simple" xlink:show="embed" xlink:actuate="onLoad" loext:mime-type="image/png"/></draw:frame></text:span></text:p>
            </table:table-cell>
            <table:table-cell table:style-name="Tabelle1.A4" table:number-columns-spanned="2" office:value-type="string">
              <text:p text:style-name="P12"><text:span text:style-name="T9"><text:s/></text:span><text:span text:style-name="T8"><draw:frame draw:style-name="fr2" draw:name="Bild2" text:anchor-type="as-char" svg:width="0.504cm" svg:height="0.504cm" draw:z-index="3"><draw:image xlink:href="Pictures/100002000000001300000013466227598F4730AE.png" xlink:type="simple" xlink:show="embed" xlink:actuate="onLoad" loext:mime-type="image/png"/></draw:frame></text:span></text:p>
            </table:table-cell>
            <table:covered-table-cell/>
            <table:table-cell table:style-name="Tabelle1.A4" office:value-type="string">
              <text:p text:style-name="P12"><text:span text:style-name="T9"><text:s/></text:span><text:span text:style-name="T8"><draw:frame draw:style-name="fr2" draw:name="Bild3" text:anchor-type="as-char" svg:width="0.504cm" svg:height="0.504cm" draw:z-index="4"><draw:image xlink:href="Pictures/10000200000000130000001363CF437795E454DC.png" xlink:type="simple" xlink:show="embed" xlink:actuate="onLoad" loext:mime-type="image/png"/></draw:frame></text:span></text:p>
            </table:table-cell>
            <table:table-cell table:style-name="Tabelle1.B4" office:value-type="string">
              <text:p text:style-name="P13"><draw:frame draw:style-name="fr2" draw:name="Bild4" text:anchor-type="as-char" svg:width="0.504cm" svg:height="0.504cm" draw:z-index="5"><draw:image xlink:href="Pictures/1000020000000013000000136756BE3B6A6AE7FF.png" xlink:type="simple" xlink:show="embed" xlink:actuate="onLoad" loext:mime-type="image/png"/></draw:frame></text:p>
            </table:table-cell>
          </table:table-row>
          <table:table-row table:style-name="Tabelle1.4">
            <table:table-cell table:style-name="Tabelle1.A5" table:number-columns-spanned="2" office:value-type="string">
              <text:p text:style-name="P9"/>
            </table:table-cell>
            <table:covered-table-cell/>
            <table:table-cell table:style-name="Tabelle1.A5" office:value-type="string">
              <text:p text:style-name="P10">stimmt sehr</text:p>
            </table:table-cell>
            <table:table-cell table:style-name="Tabelle1.A5" table:number-columns-spanned="2" office:value-type="string">
              <text:p text:style-name="P10">stimmt</text:p>
            </table:table-cell>
            <table:covered-table-cell/>
            <table:table-cell table:style-name="Tabelle1.A5" office:value-type="string">
              <text:p text:style-name="P10">stimmt weniger</text:p>
            </table:table-cell>
            <table:table-cell table:style-name="Tabelle1.B5" office:value-type="string">
              <text:p text:style-name="P10">stimmt nicht</text:p>
            </table:table-cell>
          </table:table-row>
          <table:table-row table:style-name="Tabelle1.4">
            <table:table-cell table:style-name="Tabelle1.A5" table:number-columns-spanned="2" office:value-type="string">
              <text:p text:style-name="P8">Der Kurs hat mir gefallen.</text:p>
            </table:table-cell>
            <table:covered-table-cell/>
            <table:table-cell table:style-name="Tabelle1.A5" office:value-type="string">
              <text:p text:style-name="P12"><field:fieldmark text:name="__Fieldmark__4052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  <table:table-cell table:style-name="Tabelle1.A5" table:number-columns-spanned="2" office:value-type="string">
              <text:p text:style-name="P12"><field:fieldmark text:name="__Fieldmark__4059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  <table:covered-table-cell/>
            <table:table-cell table:style-name="Tabelle1.A5" office:value-type="string">
              <text:p text:style-name="P12"><field:fieldmark text:name="__Fieldmark__4066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  <table:table-cell table:style-name="Tabelle1.B5" office:value-type="string">
              <text:p text:style-name="P12"><field:fieldmark text:name="__Fieldmark__4073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</table:table-row>
          <table:table-row table:style-name="Tabelle1.4">
            <table:table-cell table:style-name="Tabelle1.A5" table:number-columns-spanned="2" office:value-type="string">
              <text:p text:style-name="P11"/>
            </table:table-cell>
            <table:covered-table-cell/>
            <table:table-cell table:style-name="Tabelle1.B5" table:number-columns-spanned="5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A5" table:number-columns-spanned="2" office:value-type="string">
              <text:p text:style-name="P8">Die Kursleitung hat mich unterstützt.</text:p>
            </table:table-cell>
            <table:covered-table-cell/>
            <table:table-cell table:style-name="Tabelle1.A5" office:value-type="string">
              <text:p text:style-name="P12"><field:fieldmark text:name="__Fieldmark__4089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  <table:table-cell table:style-name="Tabelle1.A5" table:number-columns-spanned="2" office:value-type="string">
              <text:p text:style-name="P12"><field:fieldmark text:name="__Fieldmark__4096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  <table:covered-table-cell/>
            <table:table-cell table:style-name="Tabelle1.A5" office:value-type="string">
              <text:p text:style-name="P12"><field:fieldmark text:name="__Fieldmark__4103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  <table:table-cell table:style-name="Tabelle1.B5" office:value-type="string">
              <text:p text:style-name="P12"><field:fieldmark text:name="__Fieldmark__4110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</table:table-row>
          <table:table-row table:style-name="Tabelle1.4">
            <table:table-cell table:style-name="Tabelle1.A5" table:number-columns-spanned="2" office:value-type="string">
              <text:p text:style-name="P11"/>
            </table:table-cell>
            <table:covered-table-cell/>
            <table:table-cell table:style-name="Tabelle1.B5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A5" table:number-columns-spanned="2" office:value-type="string">
              <text:p text:style-name="P8">Ich fühlte mich wohl in den Gesprächen.</text:p>
            </table:table-cell>
            <table:covered-table-cell/>
            <table:table-cell table:style-name="Tabelle1.A5" office:value-type="string">
              <text:p text:style-name="P12"><field:fieldmark text:name="__Fieldmark__4126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  <table:table-cell table:style-name="Tabelle1.A5" table:number-columns-spanned="2" office:value-type="string">
              <text:p text:style-name="P12"><field:fieldmark text:name="__Fieldmark__4133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  <table:covered-table-cell/>
            <table:table-cell table:style-name="Tabelle1.A5" office:value-type="string">
              <text:p text:style-name="P12"><field:fieldmark text:name="__Fieldmark__4140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  <table:table-cell table:style-name="Tabelle1.B5" office:value-type="string">
              <text:p text:style-name="P12"><field:fieldmark text:name="__Fieldmark__4147_3168455333" field:type="vnd.oasis.opendocument.field.FORMCHECKBOX"><field:param field:name="Checkbox_HelpText" field:value=""/><field:param field:name="Checkbox_Name" field:value="CheckBox"/></field:fieldmark><text:span text:style-name="T5">□</text:span></text:p>
            </table:table-cell>
          </table:table-row>
          <table:table-row table:style-name="Tabelle1.4">
            <table:table-cell table:style-name="Tabelle1.A5" table:number-columns-spanned="2" office:value-type="string">
              <text:p text:style-name="P11"/>
            </table:table-cell>
            <table:covered-table-cell/>
            <table:table-cell table:style-name="Tabelle1.B5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A5" table:number-columns-spanned="2" office:value-type="string">
              <text:p text:style-name="P8">Ich habe von der Teilnahme profitiert.</text:p>
            </table:table-cell>
            <table:covered-table-cell/>
            <table:table-cell table:style-name="Tabelle1.A5" office:value-type="string">
              <text:p text:style-name="P12"><text:span text:style-name="T10"><text:s text:c="4"/></text:span><text:span text:style-name="T5">□</text:span><text:span text:style-name="T7"> <text:s/></text:span><text:span text:style-name="T6">Ja</text:span></text:p>
            </table:table-cell>
            <table:table-cell table:style-name="Tabelle1.A5" table:number-columns-spanned="2" office:value-type="string">
              <text:p text:style-name="P12"><text:bookmark text:name="__Fieldmark__3791_635178378"/></text:p>
            </table:table-cell>
            <table:covered-table-cell/>
            <table:table-cell table:style-name="Tabelle1.A5" office:value-type="string">
              <text:p text:style-name="P12"><text:span text:style-name="T10"><text:s text:c="8"/></text:span><text:span text:style-name="T5">□</text:span><text:span text:style-name="T10"> <text:s/></text:span><text:span text:style-name="T6">Nein</text:span></text:p>
            </table:table-cell>
            <table:table-cell table:style-name="Tabelle1.B5" office:value-type="string">
              <text:p text:style-name="P12"><text:bookmark text:name="__Fieldmark__3792_635178378"/></text:p>
            </table:table-cell>
          </table:table-row>
          <table:table-row table:style-name="Tabelle1.4">
            <table:table-cell table:style-name="Tabelle1.A5" table:number-columns-spanned="2" office:value-type="string">
              <text:p text:style-name="P11"/>
            </table:table-cell>
            <table:covered-table-cell/>
            <table:table-cell table:style-name="Tabelle1.B5" table:number-columns-spanned="5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A5" table:number-columns-spanned="2" office:value-type="string">
              <text:p text:style-name="P8">Ich habe eine Stelle gefunden.</text:p>
            </table:table-cell>
            <table:covered-table-cell/>
            <table:table-cell table:style-name="Tabelle1.A5" office:value-type="string">
              <text:p text:style-name="P12"><text:span text:style-name="T10"><text:s text:c="4"/></text:span><text:span text:style-name="T5">□</text:span><text:span text:style-name="T10"> <text:s/></text:span><text:span text:style-name="T6">Ja</text:span></text:p>
            </table:table-cell>
            <table:table-cell table:style-name="Tabelle1.A5" table:number-columns-spanned="2" office:value-type="string">
              <text:p text:style-name="P12"><text:bookmark text:name="__Fieldmark__3793_635178378"/></text:p>
            </table:table-cell>
            <table:covered-table-cell/>
            <table:table-cell table:style-name="Tabelle1.A5" office:value-type="string">
              <text:p text:style-name="P12"><text:span text:style-name="T10"><text:s text:c="8"/></text:span><text:span text:style-name="T5">□</text:span><text:span text:style-name="T10"> <text:s/></text:span><text:span text:style-name="T6">Nein</text:span></text:p>
            </table:table-cell>
            <table:table-cell table:style-name="Tabelle1.B5" office:value-type="string">
              <text:p text:style-name="P12"><text:bookmark text:name="__Fieldmark__3794_635178378"/></text:p>
            </table:table-cell>
          </table:table-row>
          <table:table-row table:style-name="Tabelle1.4">
            <table:table-cell table:style-name="Tabelle1.A19" table:number-columns-spanned="7" office:value-type="string">
              <text:p text:style-name="P21">Hier können Sie Bemerkungen notieren, zum Beispiel positive oder negative Erlebnisse, Beobachtungen, Anregungen usw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B4" table:number-columns-spanned="7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B5" table:number-columns-spanned="7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B5" table:number-columns-spanned="7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B5" table:number-columns-spanned="7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B5" table:number-columns-spanned="7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B5" table:number-columns-spanned="7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B5" table:number-columns-spanned="7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B5" table:number-columns-spanned="7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7">
            <table:table-cell table:style-name="Tabelle1.A28" table:number-columns-spanned="7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1.4">
            <table:table-cell table:style-name="Tabelle1.B5" table:number-columns-spanned="7" office:value-type="string">
              <text:p text:style-name="P21">Ort und Datu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snap-to-layout-grid="false" style:writing-mode="lr-tb"/>
      <style:text-properties style:use-window-font-color="true" style:font-name="Arial" fo:font-family="Arial" style:font-family-generic="swiss" style:font-pitch="variable" fo:font-size="11pt" fo:language="de" fo:country="CH" style:letter-kerning="tru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class="text">
      <style:paragraph-properties fo:keep-together="always" fo:keep-with-next="always"/>
      <style:text-properties fo:font-size="15pt" fo:font-weight="bold" style:font-size-asian="15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141cm" loext:contextual-spacing="false" fo:keep-together="always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706cm" fo:margin-bottom="0.141cm" loext:contextual-spacing="false" fo:keep-together="always" fo:keep-with-next="always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.141cm" loext:contextual-spacing="false" fo:keep-together="always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41cm" loext:contextual-spacing="false" fo:keep-together="always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together="always" fo:keep-with-next="always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together="always" fo:keep-with-next="always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together="always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together="always" fo:keep-with-next="always"/>
      <style:text-properties fo:font-weight="bold" style:font-weight-asian="bold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together="always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1pt"/>
    </style:style>
    <style:style style:name="Beschriftung1" style:family="paragraph" style:parent-style-name="Standard" style:next-style-name="Standard">
      <style:paragraph-properties fo:margin-top="0.071cm" fo:margin-bottom="0.388cm" loext:contextual-spacing="false" fo:keep-together="always"/>
      <style:text-properties fo:font-size="7pt" fo:font-weight="bold" style:font-size-asian="7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>
      <style:text-properties fo:font-size="9pt" style:font-size-asian="9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>
        <style:tab-stops>
          <style:tab-stop style:position="0.801cm"/>
          <style:tab-stop style:position="1.801cm"/>
          <style:tab-stop style:position="16.783cm" style:type="right" style:leader-style="dotted" style:leader-text="."/>
        </style:tab-stops>
      </style:paragraph-properties>
      <style:text-properties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801cm" fo:margin-right="0cm" fo:margin-top="0.106cm" fo:margin-bottom="0cm" loext:contextual-spacing="false" fo:text-indent="0cm" style:auto-text-indent="false">
        <style:tab-stops>
          <style:tab-stop style:position="1.801cm"/>
          <style:tab-stop style:position="2.75cm"/>
          <style:tab-stop style:position="16.782cm" style:type="right" style:leader-style="dotted" style:leader-text="."/>
        </style:tab-stops>
      </style:paragraph-properties>
      <style:text-properties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1.801cm" fo:margin-right="0cm" fo:text-indent="0cm" style:auto-text-indent="false">
        <style:tab-stops>
          <style:tab-stop style:position="2.501cm"/>
          <style:tab-stop style:position="2.96cm"/>
          <style:tab-stop style:position="16.783cm" style:type="right" style:leader-style="dotted" style:leader-text="."/>
        </style:tab-stops>
      </style:paragraph-properties>
      <style:text-properties fo:font-size="10pt" style:font-size-asian="10pt"/>
    </style:style>
    <style:style style:name="Sprechblasentext" style:family="paragraph" style:parent-style-name="Standard">
      <style:paragraph-properties fo:keep-together="always"/>
      <style:text-properties fo:font-size="7pt" style:font-size-asian="7pt" style:font-name-complex="Tahoma" style:font-family-complex="Tahoma" style:font-family-generic-complex="swiss" style:font-pitch-complex="variable" style:font-size-complex="8pt"/>
    </style:style>
    <style:style style:name="Kommentartext1" style:family="paragraph" style:parent-style-name="Standard">
      <style:text-properties fo:font-size="7pt" style:font-size-asian="7pt" style:font-size-complex="10pt"/>
    </style:style>
    <style:style style:name="Kommentarthema" style:family="paragraph" style:parent-style-name="Kommentartext1" style:next-style-name="Kommentartext1">
      <style:text-properties fo:font-weight="bold" style:font-weight-asian="bold" style:font-weight-complex="bold"/>
    </style:style>
    <style:style style:name="Dokumentstruktur1" style:family="paragraph" style:parent-style-name="Standard">
      <style:text-properties style:font-name-complex="Tahoma" style:font-family-complex="Tahoma" style:font-family-generic-complex="swiss" style:font-pitch-complex="variable" style:font-size-complex="10pt"/>
    </style:style>
    <style:style style:name="Endnote" style:family="paragraph" style:parent-style-name="Standard" style:class="extra">
      <style:text-properties fo:font-size="7pt" style:font-size-asian="7pt" style:font-size-complex="10pt"/>
    </style:style>
    <style:style style:name="Footnote" style:family="paragraph" style:parent-style-name="Standard" style:class="extra">
      <style:text-properties fo:font-size="7pt" style:font-size-asian="7pt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501cm" fo:margin-right="0cm" fo:text-indent="-0.501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1.002cm" fo:margin-right="0cm" fo:text-indent="-0.501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501cm" fo:margin-right="0cm" fo:text-indent="-0.501cm" style:auto-text-indent="false"/>
    </style:style>
    <style:style style:name="Index_20_41" style:display-name="Index 41" style:family="paragraph" style:parent-style-name="Standard" style:next-style-name="Standard">
      <style:paragraph-properties fo:margin-left="2.002cm" fo:margin-right="0cm" fo:text-indent="-0.501cm" style:auto-text-indent="false"/>
    </style:style>
    <style:style style:name="Index_20_51" style:display-name="Index 51" style:family="paragraph" style:parent-style-name="Standard" style:next-style-name="Standard">
      <style:paragraph-properties fo:margin-left="2.501cm" fo:margin-right="0cm" fo:text-indent="-0.501cm" style:auto-text-indent="false"/>
    </style:style>
    <style:style style:name="Index_20_61" style:display-name="Index 61" style:family="paragraph" style:parent-style-name="Standard" style:next-style-name="Standard">
      <style:paragraph-properties fo:margin-left="3.002cm" fo:margin-right="0cm" fo:text-indent="-0.501cm" style:auto-text-indent="false"/>
    </style:style>
    <style:style style:name="Index_20_71" style:display-name="Index 71" style:family="paragraph" style:parent-style-name="Standard" style:next-style-name="Standard">
      <style:paragraph-properties fo:margin-left="3.501cm" fo:margin-right="0cm" fo:text-indent="-0.501cm" style:auto-text-indent="false"/>
    </style:style>
    <style:style style:name="Index_20_81" style:display-name="Index 81" style:family="paragraph" style:parent-style-name="Standard" style:next-style-name="Standard">
      <style:paragraph-properties fo:margin-left="4.002cm" fo:margin-right="0cm" fo:text-indent="-0.501cm" style:auto-text-indent="false"/>
    </style:style>
    <style:style style:name="Index_20_91" style:display-name="Index 91" style:family="paragraph" style:parent-style-name="Standard" style:next-style-name="Standard">
      <style:paragraph-properties fo:margin-left="4.501cm" fo:margin-right="0cm" fo:text-indent="-0.501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keep-together="always" fo:keep-with-next="always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Makrotext1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1pt" fo:language="de" fo:country="CH" style:letter-kerning="true" style:font-name-asian="Times New Roman" style:font-family-asian="'Times New Roman'" style:font-family-generic-asian="roman" style:font-pitch-asian="variable" style:font-size-asian="11pt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Rechtsgrundlagenverzeichnis1" style:family="paragraph" style:parent-style-name="Standard" style:next-style-name="Standard">
      <style:paragraph-properties fo:margin-left="0.501cm" fo:margin-right="0cm" fo:text-indent="-0.501cm" style:auto-text-indent="false"/>
    </style:style>
    <style:style style:name="Abbildungsverzeichnis1" style:family="paragraph" style:parent-style-name="Standard" style:next-style-name="Standard"/>
    <style:style style:name="RGV-Überschrift1" style:family="paragraph" style:parent-style-name="Standard" style:next-style-name="Standard">
      <style:paragraph-properties fo:keep-together="always" fo:keep-with-next="always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nts_20_4" style:display-name="Contents 4" style:family="paragraph" style:parent-style-name="Standard" style:next-style-name="Standard" style:class="index"/>
    <style:style style:name="Contents_20_5" style:display-name="Contents 5" style:family="paragraph" style:parent-style-name="Standard" style:next-style-name="Standard" style:class="index"/>
    <style:style style:name="Contents_20_6" style:display-name="Contents 6" style:family="paragraph" style:parent-style-name="Standard" style:next-style-name="Standard" style:class="index"/>
    <style:style style:name="Contents_20_7" style:display-name="Contents 7" style:family="paragraph" style:parent-style-name="Standard" style:next-style-name="Standard" style:class="index"/>
    <style:style style:name="Contents_20_8" style:display-name="Contents 8" style:family="paragraph" style:parent-style-name="Standard" style:next-style-name="Standard" style:class="index"/>
    <style:style style:name="Contents_20_9" style:display-name="Contents 9" style:family="paragraph" style:parent-style-name="Standard" style:next-style-name="Standard" style:class="index"/>
    <style:style style:name="Subject" style:family="paragraph" style:parent-style-name="Standard">
      <style:text-properties fo:font-weight="bold" style:font-weight-asian="bold"/>
    </style:style>
    <style:style style:name="Subtitle" style:family="paragraph" style:parent-style-name="Standard" style:next-style-name="Standard" style:class="chapter">
      <style:paragraph-properties fo:keep-together="always" fo:keep-with-next="always"/>
      <style:text-properties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extTogether" style:family="paragraph" style:parent-style-name="Standard">
      <style:paragraph-properties fo:keep-together="always" fo:keep-with-next="always"/>
    </style:style>
    <style:style style:name="Introduction" style:family="paragraph" style:parent-style-name="Standard" style:next-style-name="Standard">
      <style:paragraph-properties fo:keep-together="always" fo:keep-with-next="always"/>
    </style:style>
    <style:style style:name="Grußformel1" style:family="paragraph" style:parent-style-name="Standard"/>
    <style:style style:name="Separator" style:family="paragraph" style:parent-style-name="Standard" style:nex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Signature" style:family="paragraph" style:parent-style-name="Standard" style:class="text"/>
    <style:style style:name="Enclosures" style:family="paragraph" style:parent-style-name="Standard"/>
    <style:style style:name="PositionItem" style:family="paragraph" style:parent-style-name="Standard">
      <style:paragraph-properties fo:margin-left="1.501cm" fo:margin-right="4.001cm" fo:keep-together="always" fo:text-indent="-1.501cm" style:auto-text-indent="false" fo:keep-with-next="always">
        <style:tab-stops>
          <style:tab-stop style:position="13.301cm"/>
          <style:tab-stop style:position="16.002cm" style:type="char" style:char="."/>
        </style:tab-stops>
      </style:paragraph-properties>
    </style:style>
    <style:style style:name="PositionTitle" style:family="paragraph" style:parent-style-name="Standard">
      <style:paragraph-properties fo:margin-left="1.501cm" fo:margin-right="4.001cm" fo:text-indent="0cm" style:auto-text-indent="false">
        <style:tab-stops>
          <style:tab-stop style:position="13.301cm"/>
          <style:tab-stop style:position="16.002cm" style:type="char" style:char="."/>
        </style:tab-stops>
      </style:paragraph-properties>
      <style:text-properties fo:letter-spacing="-0.018cm" fo:language="en" fo:country="GB" fo:font-weight="bold" style:font-weight-asian="bold"/>
    </style:style>
    <style:style style:name="MinutesTitle" style:family="paragraph" style:parent-style-name="Standard" style:next-style-name="MinutesItem">
      <style:paragraph-properties fo:margin-left="0cm" fo:margin-right="4.001cm" fo:text-indent="0cm" style:auto-text-indent="false">
        <style:tab-stops>
          <style:tab-stop style:position="16.503cm" style:type="right"/>
        </style:tab-stops>
      </style:paragraph-properties>
      <style:text-properties fo:font-weight="bold" style:font-weight-asian="bold"/>
    </style:style>
    <style:style style:name="MinutesItem" style:family="paragraph" style:parent-style-name="Standard">
      <style:paragraph-properties fo:margin-left="0cm" fo:margin-right="4.001cm" fo:text-indent="0cm" style:auto-text-indent="false">
        <style:tab-stops>
          <style:tab-stop style:position="16.503cm" style:type="right"/>
        </style:tab-stops>
      </style:paragraph-properties>
    </style:style>
    <style:style style:name="ReturnAddress" style:family="paragraph" style:parent-style-name="Standard">
      <style:paragraph-properties fo:keep-together="always"/>
      <style:text-properties fo:font-size="7pt" style:text-underline-style="solid" style:text-underline-width="auto" style:text-underline-color="font-color" style:font-size-asian="7pt"/>
    </style:style>
    <style:style style:name="zOawDeliveryOption" style:family="paragraph" style:parent-style-name="Standard">
      <style:text-properties fo:font-weight="bold" style:font-weight-asian="bold"/>
    </style:style>
    <style:style style:name="zOawDeliveryOption2" style:family="paragraph" style:parent-style-name="Standard">
      <style:text-properties fo:font-weight="bold" style:font-weight-asian="bold"/>
    </style:style>
    <style:style style:name="zOawRecipient" style:family="paragraph" style:parent-style-name="Standard"/>
    <style:style style:name="ListWithNumbers" style:family="paragraph" style:parent-style-name="Standard" style:list-style-name="WW8Num4"/>
    <style:style style:name="ListWithSymbols" style:family="paragraph" style:parent-style-name="Standard" style:list-style-name="WW8Num3"/>
    <style:style style:name="ListWithLetters" style:family="paragraph" style:parent-style-name="Standard" style:list-style-name="WW8Num5"/>
    <style:style style:name="DocumentType" style:family="paragraph" style:parent-style-name="Standard">
      <style:text-properties fo:font-weight="bold" style:font-weight-asian="bold"/>
    </style:style>
    <style:style style:name="OutputprofileTitle" style:family="paragraph" style:parent-style-name="Standard" style:next-style-name="OutputprofileText">
      <style:paragraph-properties fo:keep-together="always"/>
      <style:text-properties fo:font-weight="bold" style:font-weight-asian="bold"/>
    </style:style>
    <style:style style:name="OutputprofileText" style:family="paragraph" style:parent-style-name="Standard">
      <style:paragraph-properties fo:keep-together="always"/>
      <style:text-properties fo:font-size="9pt" style:font-size-asian="9pt"/>
    </style:style>
    <style:style style:name="Blocktext1" style:family="paragraph" style:parent-style-name="Standard"/>
    <style:style style:name="Textkörper_20_21" style:display-name="Textkörper 21" style:family="paragraph" style:parent-style-name="Standard"/>
    <style:style style:name="Textkörper_20_31" style:display-name="Textkörper 31" style:family="paragraph" style:parent-style-name="Standard">
      <style:text-properties style:font-size-complex="8pt"/>
    </style:style>
    <style:style style:name="Textkörper-Erstzeileneinzug1" style:family="paragraph" style:parent-style-name="Text_20_body"/>
    <style:style style:name="Text_20_body_20_indent" style:display-name="Text body indent" style:family="paragraph" style:parent-style-name="Standard" style:class="text"/>
    <style:style style:name="Textkörper-Erstzeileneinzug_20_21" style:display-name="Textkörper-Erstzeileneinzug 21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</style:style>
    <style:style style:name="Textkörper-Einzug_20_21" style:display-name="Textkörper-Einzug 21" style:family="paragraph" style:parent-style-name="Standard"/>
    <style:style style:name="Textkörper-Einzug_20_31" style:display-name="Textkörper-Einzug 31" style:family="paragraph" style:parent-style-name="Standard">
      <style:text-properties style:font-size-complex="8pt"/>
    </style:style>
    <style:style style:name="Addressee" style:family="paragraph" style:parent-style-name="Standard" style:class="extra">
      <style:paragraph-properties fo:margin-left="0.002cm" fo:margin-right="0cm" fo:text-indent="0cm" style:auto-text-indent="false"/>
      <style:text-properties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-complex="Arial" style:font-family-complex="Arial" style:font-family-generic-complex="swiss" style:font-pitch-complex="variable" style:font-size-complex="10pt"/>
    </style:style>
    <style:style style:name="HTML_20_Adresse" style:display-name="HTML Adresse" style:family="paragraph" style:parent-style-name="Standard">
      <style:text-properties style:font-style-complex="italic"/>
    </style:style>
    <style:style style:name="HTML_20_Vorformatiert" style:display-name="HTML Vorformatiert" style:family="paragraph" style:parent-style-name="Standard">
      <style:text-properties style:font-name-complex="Courier New" style:font-family-complex="'Courier New'" style:font-family-generic-complex="modern" style:font-size-complex="10pt"/>
    </style:style>
    <style:style style:name="Liste_20_21" style:display-name="Liste 21" style:family="paragraph" style:parent-style-name="Standard">
      <style:paragraph-properties fo:margin-left="0.998cm" fo:margin-right="0cm" fo:text-indent="-0.499cm" style:auto-text-indent="false"/>
    </style:style>
    <style:style style:name="Liste_20_31" style:display-name="Liste 31" style:family="paragraph" style:parent-style-name="Standard">
      <style:paragraph-properties fo:margin-left="1.498cm" fo:margin-right="0cm" fo:text-indent="-0.499cm" style:auto-text-indent="false"/>
    </style:style>
    <style:style style:name="Liste_20_41" style:display-name="Liste 41" style:family="paragraph" style:parent-style-name="Standard">
      <style:paragraph-properties fo:margin-left="1.997cm" fo:margin-right="0cm" fo:text-indent="-0.499cm" style:auto-text-indent="false"/>
    </style:style>
    <style:style style:name="Liste_20_51" style:display-name="Liste 51" style:family="paragraph" style:parent-style-name="Standard">
      <style:paragraph-properties fo:margin-left="2.496cm" fo:margin-right="0cm" fo:text-indent="-0.499cm" style:auto-text-indent="false"/>
    </style:style>
    <style:style style:name="Nachrichtenkopf1" style:family="paragraph" style:parent-style-name="Standard">
      <style:text-properties fo:font-weight="bold" style:font-weight-asian="bold" style:font-name-complex="Arial" style:font-family-complex="Arial" style:font-family-generic-complex="swiss" style:font-pitch-complex="variable"/>
    </style:style>
    <style:style style:name="Standard_20__28_Web_29_" style:display-name="Standard (Web)" style:family="paragraph" style:parent-style-name="Standard"/>
    <style:style style:name="Standardeinzug1" style:family="paragraph" style:parent-style-name="Standard">
      <style:paragraph-properties fo:margin-left="3cm" fo:margin-right="0cm" fo:text-indent="0cm" style:auto-text-indent="false"/>
    </style:style>
    <style:style style:name="Fuß_2f_-Endnotenüberschrift1" style:display-name="Fuß/-Endnotenüberschrift1" style:family="paragraph" style:parent-style-name="Standard" style:next-style-name="Standard"/>
    <style:style style:name="Nur_20_Text1" style:display-name="Nur Text1" style:family="paragraph" style:parent-style-name="Standard">
      <style:text-properties style:font-name-complex="Courier New" style:font-family-complex="'Courier New'" style:font-family-generic-complex="modern" style:font-size-complex="10pt"/>
    </style:style>
    <style:style style:name="Anrede1" style:family="paragraph" style:parent-style-name="Standard" style:next-style-name="Standard">
      <style:paragraph-properties fo:keep-together="always"/>
    </style:style>
    <style:style style:name="Datum1" style:family="paragraph" style:parent-style-name="Standard" style:next-style-name="Standard">
      <style:text-properties fo:font-size="7pt" style:font-size-asian="7pt"/>
    </style:style>
    <style:style style:name="ListWithCheckboxes" style:family="paragraph" style:parent-style-name="Standard" style:list-style-name="WW8Num7"/>
    <style:style style:name="Enclosures_20_Frist_20_Line" style:display-name="Enclosures Frist Line" style:family="paragraph" style:parent-style-name="Enclosures" style:next-style-name="Enclosures">
      <style:paragraph-properties fo:margin-top="0.706cm" fo:margin-bottom="0cm" loext:contextual-spacing="false"/>
    </style:style>
    <style:style style:name="TakeTitle" style:family="paragraph" style:parent-style-name="Standard" style:list-style-name="WW8Num8"/>
    <style:style style:name="NormalKeepTogether" style:family="paragraph" style:parent-style-name="Standard">
      <style:paragraph-properties fo:keep-together="always" fo:keep-with-next="always"/>
      <style:text-properties fo:language="en" fo:country="GB"/>
    </style:style>
    <style:style style:name="PositionWithValue" style:family="paragraph" style:parent-style-name="Standard">
      <style:paragraph-properties fo:margin-left="0cm" fo:margin-right="5.001cm" fo:text-indent="0cm" style:auto-text-indent="false">
        <style:tab-stops>
          <style:tab-stop style:position="13.503cm"/>
          <style:tab-stop style:position="15.803cm" style:type="char" style:char="."/>
        </style:tab-stops>
      </style:paragraph-properties>
      <style:text-properties fo:language="en" fo:country="GB"/>
    </style:style>
    <style:style style:name="SignatureLines" style:family="paragraph" style:parent-style-name="Standard" style:next-style-name="SignatureText">
      <style:paragraph-properties fo:keep-together="always" fo:keep-with-next="always">
        <style:tab-stops>
          <style:tab-stop style:position="6.001cm" style:leader-style="solid" style:leader-text="_"/>
          <style:tab-stop style:position="9.001cm"/>
          <style:tab-stop style:position="15.002cm" style:type="right" style:leader-style="solid" style:leader-text="_"/>
        </style:tab-stops>
      </style:paragraph-properties>
      <style:text-properties fo:font-size="4pt" fo:language="en" fo:country="GB" style:font-size-asian="4pt"/>
    </style:style>
    <style:style style:name="SignatureText" style:family="paragraph" style:parent-style-name="Standard">
      <style:paragraph-properties fo:keep-together="always" fo:keep-with-next="always">
        <style:tab-stops>
          <style:tab-stop style:position="9.001cm"/>
        </style:tab-stops>
      </style:paragraph-properties>
      <style:text-properties style:text-position="45% 100%" fo:language="en" fo:country="GB" style:letter-kerning="true"/>
    </style:style>
    <style:style style:name="Topic300Line" style:family="paragraph" style:parent-style-name="Standard">
      <style:paragraph-properties fo:margin-left="3cm" fo:margin-right="0cm" fo:text-indent="-3cm" style:auto-text-indent="false">
        <style:tab-stops>
          <style:tab-stop style:position="16.782cm" style:type="right" style:leader-style="solid" style:leader-text="_"/>
        </style:tab-stops>
      </style:paragraph-properties>
      <style:text-properties fo:language="en" fo:country="GB"/>
    </style:style>
    <style:style style:name="Topic600Line" style:family="paragraph" style:parent-style-name="Standard">
      <style:paragraph-properties fo:margin-left="6.001cm" fo:margin-right="0cm" fo:text-indent="-6.001cm" style:auto-text-indent="false">
        <style:tab-stops>
          <style:tab-stop style:position="16.782cm" style:type="right" style:leader-style="solid" style:leader-text="_"/>
        </style:tab-stops>
      </style:paragraph-properties>
      <style:text-properties fo:language="en" fo:country="GB"/>
    </style:style>
    <style:style style:name="Topic900Line" style:family="paragraph" style:parent-style-name="Standard">
      <style:paragraph-properties fo:margin-left="9.001cm" fo:margin-right="0cm" fo:text-indent="-9.001cm" style:auto-text-indent="false">
        <style:tab-stops>
          <style:tab-stop style:position="16.782cm" style:type="right" style:leader-style="solid" style:leader-text="_"/>
        </style:tab-stops>
      </style:paragraph-properties>
      <style:text-properties fo:language="en" fo:country="GB"/>
    </style:style>
    <style:style style:name="DepartementKopf" style:family="paragraph" style:parent-style-name="Standard" style:next-style-name="AmtBereichKopf">
      <style:paragraph-properties fo:margin-top="0.459cm" fo:margin-bottom="0cm" loext:contextual-spacing="false"/>
      <style:text-properties fo:font-size="8pt" style:font-size-asian="8pt"/>
    </style:style>
    <style:style style:name="AmtBereichKopf" style:family="paragraph" style:parent-style-name="Standard">
      <style:paragraph-properties fo:margin-top="0.279cm" fo:margin-bottom="0cm" loext:contextual-spacing="false"/>
      <style:text-properties fo:font-weight="bold" style:font-weight-asian="bold"/>
    </style:style>
    <style:style style:name="AbteilungKopf" style:family="paragraph" style:parent-style-name="Standard" style:next-style-name="UnterabteilungKopf" style:list-style-name="WW8Num2">
      <style:paragraph-properties fo:margin-top="0.388cm" fo:margin-bottom="0cm" loext:contextual-spacing="false"/>
      <style:text-properties fo:font-size="8pt" style:font-size-asian="8pt"/>
    </style:style>
    <style:style style:name="UnterabteilungKopf" style:family="paragraph" style:parent-style-name="Standard" style:list-style-name="WW8Num6">
      <style:paragraph-properties fo:margin-top="0.141cm" fo:margin-bottom="0cm" loext:contextual-spacing="false"/>
      <style:text-properties fo:font-size="8pt" fo:font-weight="bold" style:font-size-asian="8pt" style:font-weight-asian="bold"/>
    </style:style>
    <style:style style:name="Absenderdaten" style:family="paragraph" style:parent-style-name="Standard">
      <style:text-properties fo:font-size="9pt" style:font-size-asian="9pt"/>
    </style:style>
    <style:style style:name="AbsenderdatenTab" style:family="paragraph" style:parent-style-name="Standard">
      <style:paragraph-properties>
        <style:tab-stops>
          <style:tab-stop style:position="1.251cm"/>
        </style:tab-stops>
      </style:paragraph-properties>
      <style:text-properties fo:font-size="9pt" style:font-size-asian="9pt"/>
    </style:style>
    <style:style style:name="_31_pt" style:display-name="1pt" style:family="paragraph" style:parent-style-name="Standard">
      <style:text-properties fo:font-size="1pt" style:font-size-asian="1pt"/>
    </style:style>
    <style:style style:name="Kopfzeile1Folgeseite" style:family="paragraph" style:parent-style-name="Standard" style:next-style-name="Kopfzeile2Folgeseite">
      <style:text-properties fo:font-size="8pt" style:font-size-asian="8pt"/>
    </style:style>
    <style:style style:name="Kopfzeile2Folgeseite" style:family="paragraph" style:parent-style-name="Standard">
      <style:text-properties fo:font-size="8pt" fo:font-weight="bold" style:font-size-asian="8pt" style:font-weight-asian="bold"/>
    </style:style>
    <style:style style:name="Geschaeftsnummer" style:family="paragraph" style:parent-style-name="Standard"/>
    <style:style style:name="Zusatzlogo" style:family="paragraph" style:parent-style-name="Standard">
      <style:paragraph-properties fo:margin-top="0cm" fo:margin-bottom="0.847cm" loext:contextual-spacing="false" fo:text-align="end" style:justify-single-word="false"/>
      <style:text-properties fo:font-size="1pt" style:font-size-asian="1pt"/>
    </style:style>
    <style:style style:name="ListWithBullets" style:family="paragraph" style:parent-style-name="ListWithSymbols" style:list-style-name="WW8Num8"/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text:display="true"/>
    </style:style>
    <style:style style:name="WW8Num1z4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bold" style:font-size-asian="11pt" style:font-style-asian="normal" style:font-weight-asian="bold" style:font-size-complex="11pt" text:display="true"/>
    </style:style>
    <style:style style:name="WW8Num1z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2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5z0" style:family="text">
      <style:text-properties fo:font-variant="normal" fo:text-transform="none" style:text-outline="false" style:text-line-through-style="none" style:text-line-through-type="none" style:text-position="0% 100%" fo:font-size="12pt" fo:text-shadow="none" style:font-name-asian="SimSun" style:font-family-asian="SimSun, 宋体" style:font-pitch-asian="variable" style:font-size-asian="12pt" text:display="true"/>
    </style:style>
    <style:style style:name="WW8Num6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7z0" style:family="text">
      <style:text-properties style:font-name="ZapfDingbats" fo:font-family="ZapfDingbats" style:font-family-generic="decorative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7z1" style:family="text">
      <style:text-properties style:font-name="ZapfDingbats" fo:font-family="ZapfDingbats" style:font-family-generic="decorative" style:font-pitch="variable" style:font-charset="x-symbol" style:font-name-complex="Courier New" style:font-family-complex="'Courier New'" style:font-family-generic-complex="modern"/>
    </style:style>
    <style:style style:name="WW8Num7z2" style:family="text">
      <style:text-properties style:font-name="ZapfDingbats" fo:font-family="ZapfDingbats" style:font-family-generic="decorative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Symbol" fo:font-family="Symbol" style:font-family-generic="roman" style:font-pitch="variable" style:font-charset="x-symbol" fo:font-size="11pt" fo:text-shadow="none" style:font-size-asian="11pt" style:font-name-complex="ZapfDingbats" style:font-family-complex="ZapfDingbats" style:font-family-generic-complex="decorative" style:font-pitch-complex="variable" style:font-charset-complex="x-symbol" text:display="true"/>
    </style:style>
    <style:style style:name="Absatz-Standardschriftar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fo:font-variant="normal" fo:text-transform="none" style:text-outline="false" style:text-line-through-style="none" style:text-line-through-type="none" style:text-position="0% 100%" fo:font-size="12pt" fo:text-shadow="none" style:font-size-asian="12pt" text:display="true"/>
    </style:style>
    <style:style style:name="WW8Num5z2" style:family="text"/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fo:font-variant="normal" fo:text-transform="none" style:text-outline="false" style:text-line-through-style="none" style:text-line-through-type="none" style:text-position="0% 100%" style:font-name="ZapfDingbats" fo:font-family="ZapfDingbats" style:font-family-generic="decorative" style:font-pitch="variable" style:font-charset="x-symbol" fo:font-size="12pt" fo:text-shadow="none" style:font-size-asian="12pt" style:font-name-complex="ZapfDingbats" style:font-family-complex="ZapfDingbats" style:font-family-generic-complex="decorative" style:font-pitch-complex="variable" style:font-charset-complex="x-symbol" text:display="true"/>
    </style:style>
    <style:style style:name="WW8Num8z2" style:family="text">
      <style:text-properties style:font-name="ZapfDingbats" fo:font-family="ZapfDingbats" style:font-family-generic="decorative" style:font-pitch="variable" style:font-charset="x-symbol" style:font-name-complex="ZapfDingbats" style:font-family-complex="ZapfDingbats" style:font-family-generic-complex="decorative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1" style:family="text">
      <style:text-properties fo:language="de" fo:country="CH"/>
    </style:style>
    <style:style style:name="Internet_20_link" style:display-name="Internet link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style:text-underline-style="solid" style:text-underline-width="auto" style:text-underline-color="font-color" style:font-size-asian="12pt" style:font-name-complex="Arial" style:font-family-complex="Arial" style:font-family-generic-complex="swiss" style:font-pitch-complex="variable"/>
    </style:style>
    <style:style style:name="Kommentarzeichen1" style:family="text">
      <style:text-properties style:font-name="Arial" fo:font-family="Arial" style:font-family-generic="swiss" style:font-pitch="variable" fo:font-size="7pt" style:font-size-asian="7pt" style:font-name-complex="Arial" style:font-family-complex="Arial" style:font-family-generic-complex="swiss" style:font-pitch-complex="variable" style:font-size-complex="8pt"/>
    </style:style>
    <style:style style:name="Endnotenzeichen1" style:family="text">
      <style:text-properties style:text-position="super 58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ußnotenzeichen1" style:family="text">
      <style:text-properties style:text-position="super 58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trong_20_Emphasis" style:display-name="Strong Emphasis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AbsenderdatenTab_20_Zchn" style:display-name="AbsenderdatenTab Zchn" style:family="text">
      <style:text-properties style:font-name="Arial" fo:font-family="Arial" style:font-family-generic="swiss" style:font-pitch="variable" fo:font-size="9pt" fo:language="de" fo:country="CH" style:font-size-asian="9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Emphasis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tyle-complex="italic"/>
    </style:style>
    <style:style style:name="Visited_20_Internet_20_Link" style:display-name="Visited Internet Link" style:family="text">
      <style:text-properties style:text-line-through-style="none" style:text-line-through-type="none" style:text-position="0% 100%" style:font-name="Arial" fo:font-family="Arial" style:font-family-generic="swiss" style:font-pitch="variable" fo:font-size="12pt" style:text-underline-style="none" style:font-size-asian="12pt" style:font-name-complex="Arial" style:font-family-complex="Arial" style:font-family-generic-complex="swiss" style:font-pitch-complex="variable"/>
    </style:style>
    <style:style style:name="HTML_20_Zitat" style:display-name="HTML Zitat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tyle-complex="italic"/>
    </style:style>
    <style:style style:name="HTML_20_Code" style:display-name="HTML Code" style:family="text">
      <style:text-properties style:font-name="Arial" fo:font-family="Arial" style:font-family-generic="swiss" style:font-pitch="variable" fo:font-size="11pt" style:font-size-asian="11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tyle-complex="italic"/>
    </style:style>
    <style:style style:name="HTML_20_Tastatur" style:display-name="HTML Tastatur" style:family="text">
      <style:text-properties style:font-name="Arial" fo:font-family="Arial" style:font-family-generic="swiss" style:font-pitch="variable" fo:font-size="11pt" style:font-size-asian="11pt" style:font-name-complex="Courier New" style:font-family-complex="'Courier New'" style:font-family-generic-complex="modern" style:font-size-complex="10pt"/>
    </style:style>
    <style:style style:name="HTML_20_Beispiel" style:display-name="HTML Beispiel" style:family="text">
      <style:text-properties style:font-name="Arial" fo:font-family="Arial" style:font-family-generic="swiss" style:font-pitch="variable" fo:font-size="11pt" style:font-size-asian="11pt" style:font-name-complex="Courier New" style:font-family-complex="'Courier New'" style:font-family-generic-complex="modern"/>
    </style:style>
    <style:style style:name="HTML_20_Schreibmaschine" style:display-name="HTML Schreibmaschine" style:family="text">
      <style:text-properties style:font-name="Arial" fo:font-family="Arial" style:font-family-generic="swiss" style:font-pitch="variable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tyle-complex="italic"/>
    </style:style>
    <style:style style:name="Line_20_numbering" style:display-name="Line numbering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ge_20_Number" style:display-name="Page Numbe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talic" style:family="text">
      <style:text-properties style:font-name="Arial" fo:font-family="Arial" style:font-family-generic="swiss" style:font-pitch="variable" fo:language="en" fo:country="GB" fo:font-style="italic" style:font-style-asian="italic" style:font-name-complex="Arial" style:font-family-complex="Arial" style:font-family-generic-complex="swiss" style:font-pitch-complex="variable"/>
    </style:style>
    <style:style style:name="HTML_20_Akronym" style:display-name="HTML Akronym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AbteilungKopf_20_Zchn" style:display-name="AbteilungKopf Zchn" style:family="text">
      <style:text-properties style:font-name="Arial" fo:font-family="Arial" style:font-family-generic="swiss" style:font-pitch="variable" fo:font-size="8pt" fo:language="de" fo:country="CH" style:font-size-asian="8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1_pt_20_Zchn" style:display-name="1pt Zchn" style:family="text">
      <style:text-properties style:font-name="Arial" fo:font-family="Arial" style:font-family-generic="swiss" style:font-pitch="variable" fo:font-size="1pt" fo:language="de" fo:country="CH" style:font-size-asian="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bold" style:font-size-asian="11pt" style:font-style-asian="normal" style:font-weight-asian="bold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1z5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1z5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1z5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1z5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1z5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1z5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">
        <style:list-level-properties text:list-level-position-and-space-mode="label-alignment">
          <style:list-level-label-alignment text:label-followed-by="listtab" text:list-tab-stop-position="0.019cm" fo:text-indent="-0.36cm" fo:margin-left="0.019cm"/>
        </style:list-level-properties>
        <style:text-properties style:font-name="Wingdings 3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01cm" fo:text-indent="-0.501cm" fo:margin-left="2.50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3.501cm" fo:text-indent="-0.501cm" fo:margin-left="3.501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4.501cm" fo:text-indent="-0.501cm" fo:margin-left="4.50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2.501cm" fo:text-indent="-0.501cm" fo:margin-left="2.501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3.501cm" fo:text-indent="-0.501cm" fo:margin-left="3.501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4.501cm" fo:text-indent="-0.501cm" fo:margin-left="4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</text:list-level-style-number>
      <text:list-level-style-number text:level="4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2.501cm" fo:text-indent="-0.501cm" fo:margin-left="2.501cm"/>
        </style:list-level-properties>
      </text:list-level-style-number>
      <text:list-level-style-number text:level="6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3.501cm" fo:text-indent="-0.501cm" fo:margin-left="3.501cm"/>
        </style:list-level-properties>
      </text:list-level-style-number>
      <text:list-level-style-number text:level="8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4.501cm" fo:text-indent="-0.501cm" fo:margin-left="4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">
        <style:list-level-properties text:list-level-position-and-space-mode="label-alignment">
          <style:list-level-label-alignment text:label-followed-by="listtab" text:list-tab-stop-position="0.019cm" fo:text-indent="-0.36cm" fo:margin-left="0.019cm"/>
        </style:list-level-properties>
        <style:text-properties style:font-name="Wingdings 3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ZapfDingbats"/>
      </text:list-level-style-bullet>
      <text:list-level-style-bullet text:level="2" text:style-name="WW8Num7z1" style:num-suffix="." text:bullet-char="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ZapfDingbats"/>
      </text:list-level-style-bullet>
      <text:list-level-style-bullet text:level="3" text:style-name="WW8Num7z2" style:num-suffix="." text:bullet-char="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  <style:text-properties style:font-name="ZapfDingbats"/>
      </text:list-level-style-bullet>
      <text:list-level-style-bullet text:level="4" text:style-name="WW8Num7z2" style:num-suffix="." text:bullet-char="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ZapfDingbats"/>
      </text:list-level-style-bullet>
      <text:list-level-style-bullet text:level="5" text:style-name="WW8Num7z2" style:num-suffix="." text:bullet-char="">
        <style:list-level-properties text:list-level-position-and-space-mode="label-alignment">
          <style:list-level-label-alignment text:label-followed-by="listtab" text:list-tab-stop-position="2.501cm" fo:text-indent="-0.501cm" fo:margin-left="2.501cm"/>
        </style:list-level-properties>
        <style:text-properties style:font-name="ZapfDingbats"/>
      </text:list-level-style-bullet>
      <text:list-level-style-bullet text:level="6" text:style-name="WW8Num7z2" style:num-suffix="." text:bullet-char="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ZapfDingbats"/>
      </text:list-level-style-bullet>
      <text:list-level-style-bullet text:level="7" text:style-name="WW8Num7z2" style:num-suffix="." text:bullet-char="">
        <style:list-level-properties text:list-level-position-and-space-mode="label-alignment">
          <style:list-level-label-alignment text:label-followed-by="listtab" text:list-tab-stop-position="3.501cm" fo:text-indent="-0.501cm" fo:margin-left="3.501cm"/>
        </style:list-level-properties>
        <style:text-properties style:font-name="ZapfDingbats"/>
      </text:list-level-style-bullet>
      <text:list-level-style-bullet text:level="8" text:style-name="WW8Num7z2" style:num-suffix="." text:bullet-char="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ZapfDingbats"/>
      </text:list-level-style-bullet>
      <text:list-level-style-bullet text:level="9" text:style-name="WW8Num7z2" style:num-suffix="." text:bullet-char="">
        <style:list-level-properties text:list-level-position-and-space-mode="label-alignment">
          <style:list-level-label-alignment text:label-followed-by="listtab" text:list-tab-stop-position="4.501cm" fo:text-indent="-0.501cm" fo:margin-left="4.501cm"/>
        </style:list-level-properties>
        <style:text-properties style:font-name="ZapfDingbat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01cm" fo:text-indent="-0.501cm" fo:margin-left="2.50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01cm" fo:text-indent="-0.501cm" fo:margin-left="3.501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501cm" fo:text-indent="-0.501cm" fo:margin-left="4.50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002cm" fo:margin-left="-0.101cm" table:align="left" style:writing-mode="lr-tb"/>
    </style:style>
    <style:style style:name="Tabelle2.A" style:family="table-column">
      <style:table-column-properties style:column-width="10.352cm"/>
    </style:style>
    <style:style style:name="Tabelle2.B" style:family="table-column">
      <style:table-column-properties style:column-width="6.65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01cm" fo:padding-right="0.101cm" fo:padding-top="0cm" fo:padding-bottom="0cm" fo:border="none" style:writing-mode="lr-tb"/>
    </style:style>
    <style:style style:name="MP1" style:family="paragraph" style:parent-style-name="AmtBereichKopf">
      <style:paragraph-properties fo:margin-top="0.459cm" fo:margin-bottom="0cm" loext:contextual-spacing="false"/>
    </style:style>
    <style:style style:name="MP2" style:family="paragraph" style:parent-style-name="AbteilungKopf">
      <style:paragraph-properties fo:margin-left="-0.34cm" fo:margin-right="0cm" fo:text-indent="0cm" style:auto-text-indent="false"/>
    </style:style>
    <style:style style:name="MP3" style:family="paragraph" style:parent-style-name="Standard">
      <style:text-properties fo:font-size="1pt" style:font-name-asian="Wingdings 3" style:font-size-asian="1pt" style:font-name-complex="Wingdings 3" style:font-size-complex="1pt"/>
    </style:style>
    <style:style style:name="MP4" style:family="paragraph" style:parent-style-name="OutputprofileTitle">
      <style:text-properties fo:font-size="1pt" style:font-size-asian="1pt"/>
    </style:style>
    <style:style style:name="MP5" style:family="paragraph" style:parent-style-name="OutputprofileTitle">
      <loext:graphic-properties draw:fill="solid" draw:fill-color="#ffffff"/>
      <style:paragraph-properties fo:background-color="#ffffff"/>
    </style:style>
    <style:style style:name="MP6" style:family="paragraph" style:parent-style-name="OutputprofileText">
      <loext:graphic-properties draw:fill="solid" draw:fill-color="#ffffff"/>
      <style:paragraph-properties fo:background-color="#ffffff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_31_pt">
      <style:paragraph-properties>
        <style:tab-stops>
          <style:tab-stop style:position="8.4cm" style:type="center"/>
          <style:tab-stop style:position="16.801cm" style:type="right"/>
        </style:tab-stops>
      </style:paragraph-properties>
    </style:style>
    <style:style style:name="MT1" style:family="text">
      <style:text-properties style:font-name="Wingdings 3" style:font-name-asian="Wingdings 3" style:font-name-complex="Wingdings 3" style:font-size-complex="8pt"/>
    </style:style>
    <style:style style:name="MT2" style:family="text">
      <style:text-properties style:font-name-asian="Wingdings 3" style:font-name-complex="Wingdings 3" style:font-size-complex="8pt"/>
    </style:style>
    <style:style style:name="MT3" style:family="text">
      <style:text-properties fo:font-weight="bold" style:font-name-asian="Wingdings 3" style:font-weight-asian="bold" style:font-name-complex="Wingdings 3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wrap="dynamic" style:number-wrapped-paragraphs="no-limit" style:vertical-pos="from-top" style:vertical-rel="paragraph" style:horizontal-pos="from-left" style:horizontal-rel="page" fo:background-color="#ffffff" draw:fill="solid" draw:fill-color="#ffffff" fo:padding="0.002cm" fo:border="none"/>
    </style:style>
    <style:page-layout style:name="Mpm1">
      <style:page-layout-properties fo:page-width="21.001cm" fo:page-height="29.7cm" style:num-format="1" style:print-orientation="portrait" fo:margin-top="1cm" fo:margin-bottom="1.12cm" fo:margin-left="2.2cm" fo:margin-right="2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5cm" fo:margin-left="0cm" fo:margin-right="0cm" fo:margin-bottom="1.351cm" style:dynamic-spacing="true"/>
      </style:header-style>
      <style:footer-style>
        <style:header-footer-properties fo:min-height="1.33cm" fo:margin-left="0cm" fo:margin-right="0cm" fo:margin-top="1.23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DepartementKopf"><draw:frame draw:style-name="Mfr1" draw:name="Bild5" text:anchor-type="char" svg:x="-2.2cm" svg:y="-1.131cm" svg:width="20.983cm" svg:height="4.897cm" draw:z-index="1"><draw:image xlink:href="Pictures/10000762000069D5000018B49D59DC8F79024894.wmf" xlink:type="simple" xlink:show="embed" xlink:actuate="onLoad" loext:mime-type="image/x-wmf"/><draw:image xlink:href="Pictures/1000020100000400000000EF82E47EEA739764FC.png" xlink:type="simple" xlink:show="embed" xlink:actuate="onLoad" loext:mime-type="image/png"/></draw:frame></text:p>
        <text:p text:style-name="MP1">Departement für Wirtschaft, Soziales und Umwelt des Kantons Basel-StadtAmt für Wirtschaft und Arbeit</text:p>
        <text:list xml:id="list1347039181" text:style-name="WW8Num2">
          <text:list-item>
            <text:p text:style-name="MP2"><text:span text:style-name="MT1"></text:span><text:span text:style-name="MT2"><text:tab/></text:span><text:span text:style-name="MT3">Logistik arbeitsmarktliche Massnahme</text:span></text:p>
          </text:list-item>
        </text:list>
        <text:p text:style-name="MP3"/>
      </style:header>
      <style:footer>
        <text:p text:style-name="MP4"><draw:frame draw:style-name="Mfr2" draw:name="Rahmen1" text:anchor-type="char" svg:x="1.002cm" svg:y="-5.749cm" svg:width="0.783cm" svg:height="5.704cm" draw:z-index="0"><draw:text-box><text:p text:style-name="MP5"><text:user-defined style:data-style-name="N0" text:name="Outputprofile.Draft"/><text:user-defined style:data-style-name="N0" text:name="Outputprofile.Intern"/></text:p><text:p text:style-name="MP6"/></draw:text-box></draw:frame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Footer">Januar 2019</text:p>
            </table:table-cell>
            <table:table-cell table:style-name="Tabelle2.A1" office:value-type="string">
              <text:p text:style-name="MP7">Impulse Mentoring 50+ Kundenzufriedenheit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subject>[Betreff]</dc:subject>
    <meta:initial-creator>Ursula Senn</meta:initial-creator>
    <meta:creation-date>2019-12-16T16:42:00</meta:creation-date>
    <dc:date>2021-02-09T16:23:50.441660651</dc:date>
    <meta:print-date>2018-11-19T10:33:00</meta:print-date>
    <meta:editing-cycles>3</meta:editing-cycles>
    <meta:generator>LibreOffice/6.4.6.2$Linux_X86_64 LibreOffice_project/40$Build-2</meta:generator>
    <meta:editing-duration>PT1M17S</meta:editing-duration>
    <meta:document-statistic meta:table-count="2" meta:image-count="5" meta:object-count="0" meta:page-count="1" meta:paragraph-count="46" meta:word-count="138" meta:character-count="850" meta:non-whitespace-character-count="731"/>
    <meta:user-defined meta:name="Author.Name">Ursula Senn</meta:user-defined>
    <meta:user-defined meta:name="BookmarkStyle.RecipientFormattedFullAddress">zOawRecipient</meta:user-defined>
    <meta:user-defined meta:name="Contactperson.Address1">Utengasse 36, Postfach</meta:user-defined>
    <meta:user-defined meta:name="Contactperson.Address2">CH-4005 Basel</meta:user-defined>
    <meta:user-defined meta:name="Contactperson.Department" meta:value-type="string">Zentrale Dienste</meta:user-defined>
    <meta:user-defined meta:name="Contactperson.DirectFax" meta:value-type="string">+41 61 267 99 39</meta:user-defined>
    <meta:user-defined meta:name="Contactperson.DirectPhone" meta:value-type="string">+41 61 267 65 97</meta:user-defined>
    <meta:user-defined meta:name="Contactperson.EMail" meta:value-type="string">ursula.senn@bs.ch</meta:user-defined>
    <meta:user-defined meta:name="Contactperson.Function" meta:value-type="string">IT Koordination</meta:user-defined>
    <meta:user-defined meta:name="Contactperson.IDName" meta:value-type="string">Senn Ursula ZD IT Koordination</meta:user-defined>
    <meta:user-defined meta:name="Contactperson.Name" meta:value-type="string">Ursula Senn</meta:user-defined>
    <meta:user-defined meta:name="Contactperson.Subdepartment" meta:value-type="string">IT Koordination</meta:user-defined>
    <meta:user-defined meta:name="Contactperson.Unit" meta:value-type="string">Amt für Wirtschaft und Arbeit</meta:user-defined>
    <meta:user-defined meta:name="Contactperson.Website" meta:value-type="string">www.awa.bs.ch</meta:user-defined>
    <meta:user-defined meta:name="CustomField.CopyTo" meta:value-type="string">Kopie an</meta:user-defined>
    <meta:user-defined meta:name="CustomField.Enclosures" meta:value-type="string">Beilage</meta:user-defined>
    <meta:user-defined meta:name="CustomField.Footer" meta:value-type="string">Fusszeile</meta:user-defined>
    <meta:user-defined meta:name="Date.Format.Long" meta:value-type="string">3. Juli 2018</meta:user-defined>
    <meta:user-defined meta:name="Date.Format.Long.dateValue" meta:value-type="string">43284</meta:user-defined>
    <meta:user-defined meta:name="Department1.Address1" meta:value-type="string">Rheinsprung 16/18</meta:user-defined>
    <meta:user-defined meta:name="Department1.Address2" meta:value-type="string">CH-4001 Basel</meta:user-defined>
    <meta:user-defined meta:name="Department1.City" meta:value-type="string">Basel</meta:user-defined>
    <meta:user-defined meta:name="Department1.DepartmentNominationCanton" meta:value-type="string">Departement für Wirtschaft, Soziales und Umwelt des Kantons Basel-Stadt</meta:user-defined>
    <meta:user-defined meta:name="Department1.Email" meta:value-type="string">wsu@bs.ch</meta:user-defined>
    <meta:user-defined meta:name="Department1.Fax" meta:value-type="string">+41 61 267 60 10</meta:user-defined>
    <meta:user-defined meta:name="Department1.Internet" meta:value-type="string">www.wsu.bs.ch</meta:user-defined>
    <meta:user-defined meta:name="Department1.Telefon" meta:value-type="string">+41 61 267 85 44</meta:user-defined>
    <meta:user-defined meta:name="Doc.CopyTo" meta:value-type="string">Kopie an</meta:user-defined>
    <meta:user-defined meta:name="Doc.EmailColon" meta:value-type="string">E-Mail:</meta:user-defined>
    <meta:user-defined meta:name="Doc.Enclosures" meta:value-type="string">Beilagen</meta:user-defined>
    <meta:user-defined meta:name="Doc.FaxColon" meta:value-type="string">Fax:</meta:user-defined>
    <meta:user-defined meta:name="Doc.MobileColon" meta:value-type="string">Mobile:</meta:user-defined>
    <meta:user-defined meta:name="Doc.Office" meta:value-type="string">Büro</meta:user-defined>
    <meta:user-defined meta:name="Doc.Page" meta:value-type="string">Seite</meta:user-defined>
    <meta:user-defined meta:name="Doc.Subject" meta:value-type="string">[Betreff]</meta:user-defined>
    <meta:user-defined meta:name="Doc.TelColon" meta:value-type="string">Tel.:</meta:user-defined>
    <meta:user-defined meta:name="Doc.Text" meta:value-type="string">[Text]</meta:user-defined>
    <meta:user-defined meta:name="Hauptkategorie" meta:value-type="string">30</meta:user-defined>
    <meta:user-defined meta:name="Kategorie" meta:value-type="string">19</meta:user-defined>
    <meta:user-defined meta:name="OawAttachedTemplate" meta:value-type="string">Brief.owt</meta:user-defined>
    <meta:user-defined meta:name="OawBuiltInDocProps" meta:value-type="string">&lt;OawBuiltInDocProps&gt;&lt;default profileUID="0"&gt;&lt;word&gt;&lt;keywords&gt;&lt;/keywords&gt;&lt;comments&gt;&lt;/comments&gt;&lt;hyperlinkBase&gt;&lt;/hyperlinkBase&gt;&lt;fileName&gt;&lt;/fileName&gt;&lt;category&gt;&lt;/category&gt;&lt;subject&gt;&lt;value type="OawBookmark" name="Subject"&gt;&lt;separator text=""&gt;&lt;/separator&gt;&lt;format t</meta:user-defined>
    <meta:user-defined meta:name="OawCreatedWithOfficeatworkVersion" meta:value-type="string">4.1 SP2 (4.1.2120)</meta:user-defined>
    <meta:user-defined meta:name="OawCreatedWithProjectID" meta:value-type="string">bsch</meta:user-defined>
    <meta:user-defined meta:name="OawCreatedWithProjectVersion" meta:value-type="string">11</meta:user-defined>
    <meta:user-defined meta:name="OawDate.Manual" meta:value-type="string">&lt;document&gt;&lt;OawDateManual name="Date.Format.Long"&gt;&lt;profile type="default" UID="" sameAsDefault="0"&gt;&lt;format UID="2012100513074253399334" type="6" defaultValue="%OawCreationDate%" dateFormat="Date.Format.Long"/&gt;&lt;/profile&gt;&lt;/OawDateManual&gt;&lt;/document&gt;</meta:user-defined>
    <meta:user-defined meta:name="OawDistributionEnabled" meta:value-type="string">&lt;empty/&gt;</meta:user-defined>
    <meta:user-defined meta:name="OawDocProp.200212191811121321310321301031x" meta:value-type="string">&lt;source&gt;&lt;Fields List="Unit|Department|Subdepartment|Title|Address1|Name|Office|Address2|Address3|DirectPhone|DirectFax|Mobile|EMail|Website|Function|IDName"/&gt;&lt;profile type="default" UID="" sameAsDefault="0"&gt;&lt;OawDocProperty name="Contactperson.Unit" field=</meta:user-defined>
    <meta:user-defined meta:name="OawDocProp.2002122010583847234010578" meta:value-type="string">&lt;source&gt;&lt;Fields List="Title|Name|Function"/&gt;&lt;profile type="default" UID="" sameAsDefault="0"&gt;&lt;OawDocProperty name="Signature1.Title" field="Title"/&gt;&lt;OawDocProperty name="Signature1.Name" field="Name"/&gt;&lt;OawDocProperty name="Signature1.Function" field="Func</meta:user-defined>
    <meta:user-defined meta:name="OawDocProp.2002122011014149059130932" meta:value-type="string">&lt;source&gt;&lt;Fields List="LogoColor"/&gt;&lt;profile type="default" UID="" sameAsDefault="0"&gt;&lt;OawPicture name="Logo" field="LogoColor" UID="2007073117505982890682" top="0" left="0" relativeHorizontalPosition="1" relativeVerticalPosition="1" horizontalAdjustment="0"</meta:user-defined>
    <meta:user-defined meta:name="OawDocProp.2003060614150123456789" meta:value-type="string">&lt;source&gt;&lt;profile type="default" UID="" sameAsDefault="0"&gt;&lt;SQL&gt;SELECT Value, UID FROM Data WHERE LCID = '%WhereLCID%';&lt;/SQL&gt;&lt;OawDocProperty name="Doc.Text" field="Doc.Text"/&gt;&lt;OawDocProperty name="Doc.Subject" field="Doc.Subject"/&gt;&lt;OawDocProperty name="Doc.</meta:user-defined>
    <meta:user-defined meta:name="OawDocProp.2003061115381095709037" meta:value-type="string">&lt;source&gt;&lt;Fields List="Title|Name|Function"/&gt;&lt;profile type="default" UID="" sameAsDefault="0"&gt;&lt;OawDocProperty name="Signature2.Title" field="Title"/&gt;&lt;OawDocProperty name="Signature2.Name" field="Name"/&gt;&lt;OawDocProperty name="Signature2.Function" field="Func</meta:user-defined>
    <meta:user-defined meta:name="OawDocProp.2003080714212273705547" meta:value-type="string">&lt;source&gt;&lt;Fields List="FormattedFullAddress|Introduction|Closing|EMail"/&gt;&lt;profile type="default" UID="" sameAsDefault="0"&gt;&lt;OawBookmark name="RecipientFormattedFullAddress" field="FormattedFullAddress"/&gt;&lt;OawBookmark name="RecipientIntroduction" field="Intro</meta:user-defined>
    <meta:user-defined meta:name="OawDocProp.2004112217333376588294" meta:value-type="string">&lt;source&gt;&lt;Fields List="Enclosures|Footer|Geschaeftsnr|CopyTo"/&gt;&lt;profile type="default" UID="" sameAsDefault="0"&gt;&lt;OawDocProperty name="CustomField.Enclosures" field="Enclosures"/&gt;&lt;OawBookmark name="CustomFieldEnclosures" field="Enclosures"/&gt;&lt;OawBookmark nam</meta:user-defined>
    <meta:user-defined meta:name="OawDocProp.2006040509495284662868" meta:value-type="string">&lt;source&gt;&lt;Fields List="Title|Name"/&gt;&lt;profile type="default" UID="" sameAsDefault="0"&gt;&lt;OawDocProperty name="Author.Title" field="Title"/&gt;&lt;OawDocProperty name="Author.Name" field="Name"/&gt;&lt;/profile&gt;&lt;/source&gt;</meta:user-defined>
    <meta:user-defined meta:name="OawDocProp.2012091216321271208736" meta:value-type="string">&lt;source&gt;&lt;Fields List="DepartmentNominationCanton|Telefon|Fax|Email|City|Address1|Address2|Address3|Internet"/&gt;&lt;profile type="default" UID="" sameAsDefault="0"&gt;&lt;OawDocProperty name="Department1.DepartmentNominationCanton" field="DepartmentNominationCanton"</meta:user-defined>
    <meta:user-defined meta:name="OawDocProp.2012091216424604189373" meta:value-type="string">&lt;source&gt;&lt;Fields List="Address1|Address2|Address3|Telefon|Fax|Email|Internet"/&gt;&lt;profile type="default" UID="" sameAsDefault="0"&gt;&lt;OawDocProperty name="Department2.Address1" field="Address1"/&gt;&lt;OawDocProperty name="Department2.Address2" field="Address2"/&gt;&lt;Oaw</meta:user-defined>
    <meta:user-defined meta:name="OawDocProp.2012091216575792191951" meta:value-type="string">&lt;source&gt;&lt;Fields List="Title|Name|Function"/&gt;&lt;profile type="default" UID="" sameAsDefault="0"&gt;&lt;OawDocProperty name="Signature3.Title" field="Title"/&gt;&lt;OawDocProperty name="Signature3.Name" field="Name"/&gt;&lt;OawDocProperty name="Signature3.Function" field="Func</meta:user-defined>
    <meta:user-defined meta:name="OawDocProp.2012091216580207439876" meta:value-type="string">&lt;source&gt;&lt;Fields List="Title|Name|Function"/&gt;&lt;profile type="default" UID="" sameAsDefault="0"&gt;&lt;OawDocProperty name="Signature4.Title" field="Title"/&gt;&lt;OawDocProperty name="Signature4.Name" field="Name"/&gt;&lt;OawDocProperty name="Signature4.Function" field="Func</meta:user-defined>
    <meta:user-defined meta:name="OawDocProp.2012111209211789626980" meta:value-type="string">&lt;source&gt;&lt;Fields List="Address1|Address2|Address3|Title|Function|Name|Office|DirectPhone|DirectFax|Mobile|EMail|Website"/&gt;&lt;profile type="default" UID="" sameAsDefault="0"&gt;&lt;OawDocProperty name="Contactperson2.Address1" field="Address1"/&gt;&lt;OawDocProperty name</meta:user-defined>
    <meta:user-defined meta:name="OawDocPropSource" meta:value-type="string">&lt;DocProps&gt;&lt;DocProp UID="2012091216321271208736" EntryUID="2012091214004712386303"&gt;&lt;Field Name="IDName" Value="Departement für Wirtschaft, Soziales und Umwelt"/&gt;&lt;Field Name="NominationCanton" Value="Kanton Basel-Stadt"/&gt;&lt;Field Name="DepartmentNominationCan</meta:user-defined>
    <meta:user-defined meta:name="OawDocumentLanguageID" meta:value-type="string">2055</meta:user-defined>
    <meta:user-defined meta:name="OawDocumentStatus" meta:value-type="string">default</meta:user-defined>
    <meta:user-defined meta:name="OawFormulas2InDocument" meta:value-type="string">0</meta:user-defined>
    <meta:user-defined meta:name="OawFormulasInDocument" meta:value-type="string">0</meta:user-defined>
    <meta:user-defined meta:name="OawMenusDef" meta:value-type="string">&lt;MenusDef xmlns:xsi="http://www.w3.org/2001/XMLSchema-instance" xsi:noNamespaceSchemaLocation="MenusDef_1.xsd" SchemaVersion="1"&gt;&lt;Item Type="SubMenu" IDName="CharacterStyles"&gt;&lt;Item Type="Button" IDName="DefaultParagraphFont"  Icon="3114" Label="&amp;lt;tran</meta:user-defined>
    <meta:user-defined meta:name="OawNumPages" meta:value-type="string">1</meta:user-defined>
    <meta:user-defined meta:name="OawOMS" meta:value-type="string">&lt;OawOMS&gt;&lt;send profileUID="2003010711200895123470110"&gt;&lt;mail&gt;&lt;cc&gt;&lt;/cc&gt;&lt;bcc&gt;&lt;/bcc&gt;&lt;subject&gt;&lt;/subject&gt;&lt;body&gt;&lt;/body&gt;&lt;to&gt;&lt;value type="OawDocProperty" name="Recipient.EMail"&gt;&lt;separator text=""&gt;&lt;/separator&gt;&lt;format text=""&gt;&lt;/format&gt;&lt;/value&gt;&lt;/to&gt;&lt;/mail&gt;&lt;word&gt;&lt;title</meta:user-defined>
    <meta:user-defined meta:name="OawPrint.2003010711185094343750537" meta:value-type="string">&lt;source&gt;&lt;documentProperty UID="2003060614150123456789"&gt;&lt;SQL&gt;SELECT Value, UID FROM Data WHERE LCID = '%WhereLCID%';&lt;/SQL&gt;&lt;OawDocProperty name="Outputprofile.Draft" field="Doc.Draft"/&gt;&lt;/documentProperty&gt;&lt;documentProperty UID="2003070216009988776655"&gt;&lt;OawDo</meta:user-defined>
    <meta:user-defined meta:name="OawPrint.3" meta:value-type="string">&lt;source&gt;&lt;documentProperty UID="2003060614150123456789"&gt;&lt;SQL&gt;SELECT Value, UID FROM Data WHERE LCID = '%WhereLCID%';&lt;/SQL&gt;&lt;OawDocProperty name="Outputprofile.Intern" field="Doc.Internal"/&gt;&lt;/documentProperty&gt;&lt;documentProperty UID="2003070216009988776655"&gt;&lt;O</meta:user-defined>
    <meta:user-defined meta:name="OawPrintRestore.2003010711185094343750537" meta:value-type="string">&lt;source&gt;&lt;documentProperty UID=""&gt;&lt;Fields List=""/&gt;&lt;OawDocProperty name="Outputprofile.Draft" field=""/&gt;&lt;/documentProperty&gt;&lt;documentProperty UID="2003070216009988776655"&gt;&lt;OawDocProperty name="BM_Subject" field="Subject"/&gt;&lt;/documentProperty&gt;&lt;/source&gt;</meta:user-defined>
    <meta:user-defined meta:name="OawPrintRestore.3" meta:value-type="string">&lt;source&gt;&lt;documentProperty UID=""&gt;&lt;Fields List=""/&gt;&lt;OawDocProperty name="Outputprofile.Intern" field=""/&gt;&lt;/documentProperty&gt;&lt;documentProperty UID="2003070216009988776655"&gt;&lt;OawDocProperty name="BM_Subject" field="Subject"/&gt;&lt;/documentProperty&gt;&lt;/source&gt;</meta:user-defined>
    <meta:user-defined meta:name="OawProjectID" meta:value-type="string">bsch</meta:user-defined>
    <meta:user-defined meta:name="OawRecipients" meta:value-type="string">&lt;?xml version="1.0"?&gt;&lt;Recipients&gt;&lt;Recipient&gt;&lt;UID&gt;2013022113340078134727&lt;/UID&gt;&lt;IDName&gt;Empfänger&lt;/IDName&gt;&lt;RecipientActive&gt;-1&lt;/RecipientActive&gt;&lt;RecipientIcon&gt;Contact&lt;/RecipientIcon&gt;&lt;MappingTableLabel/&gt;&lt;MappingTableActive&gt;-1&lt;/MappingTableActive&gt;&lt;DeliveryOpti</meta:user-defined>
    <meta:user-defined meta:name="OawSave.2004062216425255253277" meta:value-type="string">&lt;source&gt;&lt;documentProperty UID="2003060614150123456789"&gt;&lt;SQL&gt;SELECT Value, UID FROM Data WHERE LCID = '%WhereLCID%';&lt;/SQL&gt;&lt;OawDocProperty name="Outputprofile.Draft" field="Doc.Draft"/&gt;&lt;/documentProperty&gt;&lt;documentProperty UID="2003070216009988776655"&gt;&lt;OawDo</meta:user-defined>
    <meta:user-defined meta:name="OawSave.2012091114212712037609" meta:value-type="string">&lt;source&gt;&lt;documentProperty UID="2003060614150123456789"&gt;&lt;SQL&gt;SELECT Value, UID FROM Data WHERE LCID = '%WhereLCID%';&lt;/SQL&gt;&lt;OawDocProperty name="Outputprofile.Intern" field="Doc.Internal"/&gt;&lt;/documentProperty&gt;&lt;documentProperty UID="2003070216009988776655"&gt;&lt;O</meta:user-defined>
    <meta:user-defined meta:name="OawSaveRestore.2004062216425255253277" meta:value-type="string">&lt;source&gt;&lt;documentProperty UID=""&gt;&lt;Fields List=""/&gt;&lt;OawDocProperty name="Outputprofile.Draft" field=""/&gt;&lt;/documentProperty&gt;&lt;documentProperty UID="2003070216009988776655"&gt;&lt;OawDocProperty name="BM_Subject" field="Subject"/&gt;&lt;/documentProperty&gt;&lt;/source&gt;</meta:user-defined>
    <meta:user-defined meta:name="OawSaveRestore.2012091114212712037609" meta:value-type="string">&lt;source&gt;&lt;documentProperty UID=""&gt;&lt;Fields List=""/&gt;&lt;OawDocProperty name="Outputprofile.Intern" field=""/&gt;&lt;/documentProperty&gt;&lt;documentProperty UID="2003070216009988776655"&gt;&lt;OawDocProperty name="BM_Subject" field="Subject"/&gt;&lt;/documentProperty&gt;&lt;/source&gt;</meta:user-defined>
    <meta:user-defined meta:name="OawSelectedSource.200212191811121321310321301031x" meta:value-type="string">&lt;empty/&gt;</meta:user-defined>
    <meta:user-defined meta:name="OawSelectedSource.2002122010583847234010578" meta:value-type="string">&lt;empty/&gt;</meta:user-defined>
    <meta:user-defined meta:name="OawSelectedSource.2003061115381095709037" meta:value-type="string">&lt;empty/&gt;</meta:user-defined>
    <meta:user-defined meta:name="OawSelectedSource.2003080714212273705547" meta:value-type="string">&lt;empty/&gt;</meta:user-defined>
    <meta:user-defined meta:name="OawSelectedSource.2004112217290390304928" meta:value-type="string">&lt;empty/&gt;</meta:user-defined>
    <meta:user-defined meta:name="OawSelectedSource.2004112217333376588294" meta:value-type="string">&lt;empty/&gt;</meta:user-defined>
    <meta:user-defined meta:name="OawSelectedSource.2006040509495284662868" meta:value-type="string">&lt;empty/&gt;</meta:user-defined>
    <meta:user-defined meta:name="OawSelectedSource.2012091216321271208736" meta:value-type="string">&lt;empty/&gt;</meta:user-defined>
    <meta:user-defined meta:name="OawSelectedSource.2012091216424604189373" meta:value-type="string">&lt;empty/&gt;</meta:user-defined>
    <meta:user-defined meta:name="OawSelectedSource.2012091216430785119304" meta:value-type="string">&lt;empty/&gt;</meta:user-defined>
    <meta:user-defined meta:name="OawSelectedSource.2012091216575792191951" meta:value-type="string">&lt;empty/&gt;</meta:user-defined>
    <meta:user-defined meta:name="OawSelectedSource.2012091216580207439876" meta:value-type="string">&lt;empty/&gt;</meta:user-defined>
    <meta:user-defined meta:name="OawSelectedSource.2012111209211789626980" meta:value-type="string">&lt;empty/&gt;</meta:user-defined>
    <meta:user-defined meta:name="OawSelectedSource.2012111209225187322750" meta:value-type="string">&lt;empty/&gt;</meta:user-defined>
    <meta:user-defined meta:name="OawSend.2003010711200895123470110" meta:value-type="string">&lt;source&gt;&lt;documentProperty UID="2003060614150123456789"&gt;&lt;SQL&gt;SELECT Value, UID FROM Data WHERE LCID = '%WhereLCID%';&lt;/SQL&gt;&lt;OawDocProperty name="Outputprofile.Draft" field="Doc.Draft"/&gt;&lt;/documentProperty&gt;&lt;documentProperty UID="2003070216009988776655"&gt;&lt;OawDo</meta:user-defined>
    <meta:user-defined meta:name="OawSend.2012091114213400433605" meta:value-type="string">&lt;source&gt;&lt;documentProperty UID="2003060614150123456789"&gt;&lt;SQL&gt;SELECT Value, UID FROM Data WHERE LCID = '%WhereLCID%';&lt;/SQL&gt;&lt;OawDocProperty name="Outputprofile.Intern" field="Doc.Internal"/&gt;&lt;/documentProperty&gt;&lt;documentProperty UID="2003070216009988776655"&gt;&lt;O</meta:user-defined>
    <meta:user-defined meta:name="OawSendRestore.2003010711200895123470110" meta:value-type="string">&lt;source&gt;&lt;documentProperty UID=""&gt;&lt;Fields List=""/&gt;&lt;OawDocProperty name="Outputprofile.Draft" field=""/&gt;&lt;/documentProperty&gt;&lt;documentProperty UID="2003070216009988776655"&gt;&lt;OawDocProperty name="BM_Subject" field="Subject"/&gt;&lt;/documentProperty&gt;&lt;/source&gt;</meta:user-defined>
    <meta:user-defined meta:name="OawSendRestore.2012091114213400433605" meta:value-type="string">&lt;source&gt;&lt;documentProperty UID=""&gt;&lt;Fields List=""/&gt;&lt;OawDocProperty name="Outputprofile.Intern" field=""/&gt;&lt;/documentProperty&gt;&lt;documentProperty UID="2003070216009988776655"&gt;&lt;OawDocProperty name="BM_Subject" field="Subject"/&gt;&lt;/documentProperty&gt;&lt;/source&gt;</meta:user-defined>
    <meta:user-defined meta:name="OawTemplPropsCm" meta:value-type="string">&lt;TemplPropsCm xmlns:xsi="http://www.w3.org/2001/XMLSchema-instance" xsi:noNamespaceSchemaLocation="TemplPropsCm_1.xsd" SchemaVersion="1" TemplateID="" TemplateVersion=""&gt;&lt;Bookmark Name="Subject" Label="&amp;lt;translate&amp;gt;SmartContent.Subject&amp;lt;/translate&amp;</meta:user-defined>
    <meta:user-defined meta:name="OawTemplPropsStm" meta:value-type="string">&lt;TemplPropsStm xmlns:xsi="http://www.w3.org/2001/XMLSchema-instance" xsi:noNamespaceSchemaLocation="TemplPropsStm_1.xsd" SchemaVersion="1" TemplateID="" TemplateVersion=""&gt;&lt;Bookmark Name="Subject" Label="&amp;lt;translate&amp;gt;SmartTemplate.Subject&amp;lt;/transla</meta:user-defined>
    <meta:user-defined meta:name="OawTemplateProperties" meta:value-type="string">password:=&lt;Semicolon/&gt;MnO`rrvnqc.=;jumpToFirstField:=1;dotReverenceRemove:=1;resizeA4Letter:=0;unpdateDocPropsOnNewOnly:=0;showAllNoteItems:=0;CharCodeChecked:=;CharCodeUnchecked:=;WizardSteps:=0|1|2|4;DocumentTitle:=;DisplayName:=Brief;ID:=;protectionTyp</meta:user-defined>
    <meta:user-defined meta:name="OawTemplatePropertiesXML" meta:value-type="string">&lt;?xml version="1.0"?&gt;&lt;TemplateProperties&gt;&lt;RecipientFields&gt;&lt;Field UID="2008091113140639498668" Label=""/&gt;&lt;Field UID="2004031513575326984562" Label=""/&gt;&lt;Field UID="2004031514011258946758" Label=""/&gt;&lt;Field UID="2004031181448127964532" Label=""/&gt;&lt;Field UID="</meta:user-defined>
    <meta:user-defined meta:name="OawTemplateVersion" meta:value-type="string">12</meta:user-defined>
    <meta:user-defined meta:name="Order" meta:value-type="string">12900.0000000000</meta:user-defined>
    <meta:user-defined meta:name="Signature1.Function" meta:value-type="string">IT Koordination</meta:user-defined>
    <meta:user-defined meta:name="Signature1.Name" meta:value-type="string">Ursula Senn</meta:user-defined>
    <meta:user-defined meta:name="Standort" meta:value-type="string">1</meta:user-defined>
    <meta:user-defined meta:name="Stichwörter" meta:value-type="string">Hochstrasse 37</meta:user-defined>
    <meta:user-defined meta:name="Unterkategorie" meta:value-type="string">41</meta:user-defined>
    <meta:user-defined meta:name="hidden" meta:value-type="string">0</meta:user-defined>
    <meta:user-defined meta:name="oawDefinitionTmpl" meta:value-type="string">&lt;document&gt;&lt;OawBookmark name="RecipientFormattedFullAddress"&gt;&lt;profile type="default" UID="" sameAsDefault="0"&gt;&lt;documentProperty UID="2003080714212273705547" dataSourceUID="prj.2004031513484256983218"/&gt;&lt;type type="OawRecipient"&gt;&lt;OawRecipient field="Formatte</meta:user-defined>
    <meta:user-defined meta:name="oawPaperSize" meta:value-type="string">7</meta:user-defined>
    <meta:user-defined meta:name="officeatworkWordMasterTemplateConfiguration" meta:value-type="string">&lt;!--Created with officeatwork--&gt;
&lt;WordMasterTemplateConfiguration&gt;
  &lt;LayoutSets /&gt;
  &lt;Pictures&gt;
    &lt;Picture Id="a96853ad-21b8-4fb6-82b1-cd89" IdName="Logo" IsSelected="False" IsExpanded="True"&gt;
      &lt;PageSetupSpecifics&gt;
        &lt;PageSetupSpecific</meta:user-defined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